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484c" officeooo:paragraph-rsid="0006484c"/>
    </style:style>
    <style:style style:name="P2" style:family="paragraph" style:parent-style-name="Standard">
      <style:text-properties officeooo:rsid="00088262" officeooo:paragraph-rsid="00088262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6484c" officeooo:paragraph-rsid="0006484c" style:font-weight-asian="bold" style:font-weight-complex="bold"/>
    </style:style>
    <style:style style:name="P4" style:family="paragraph" style:parent-style-name="Standard">
      <style:text-properties fo:font-weight="bold" officeooo:rsid="00088262" officeooo:paragraph-rsid="00088262" style:font-weight-asian="bold" style:font-weight-complex="bold"/>
    </style:style>
    <style:style style:name="P5" style:family="paragraph" style:parent-style-name="Standard">
      <style:text-properties fo:font-weight="bold" officeooo:rsid="00084df5" officeooo:paragraph-rsid="00084df5" style:font-weight-asian="bold" style:font-weight-complex="bold"/>
    </style:style>
    <style:style style:name="P6" style:family="paragraph" style:parent-style-name="Standard">
      <style:text-properties fo:font-weight="bold" officeooo:rsid="000b9a31" officeooo:paragraph-rsid="000b9a31" style:font-weight-asian="bold" style:font-weight-complex="bold"/>
    </style:style>
    <style:style style:name="P7" style:family="paragraph" style:parent-style-name="Standard">
      <style:text-properties officeooo:rsid="00166413" officeooo:paragraph-rsid="00166413" fo:background-color="#ffff00"/>
    </style:style>
    <style:style style:name="P8" style:family="paragraph" style:parent-style-name="Standard" style:list-style-name="L1">
      <style:text-properties officeooo:rsid="00082489" officeooo:paragraph-rsid="00082489"/>
    </style:style>
    <style:style style:name="P9" style:family="paragraph" style:parent-style-name="Standard" style:list-style-name="L1">
      <style:text-properties officeooo:rsid="00082489" officeooo:paragraph-rsid="00084df5"/>
    </style:style>
    <style:style style:name="P10" style:family="paragraph" style:parent-style-name="Standard" style:list-style-name="L1">
      <style:text-properties officeooo:rsid="00084df5" officeooo:paragraph-rsid="00084df5"/>
    </style:style>
    <style:style style:name="P11" style:family="paragraph" style:parent-style-name="Standard" style:list-style-name="L3">
      <style:text-properties officeooo:rsid="00084df5" officeooo:paragraph-rsid="00084df5"/>
    </style:style>
    <style:style style:name="P12" style:family="paragraph" style:parent-style-name="Standard" style:list-style-name="L1">
      <style:text-properties officeooo:rsid="00084df5" officeooo:paragraph-rsid="00084df5" fo:background-color="#ffffff"/>
    </style:style>
    <style:style style:name="P13" style:family="paragraph" style:parent-style-name="Standard" style:list-style-name="L2">
      <style:text-properties officeooo:rsid="00166413" officeooo:paragraph-rsid="00166413" fo:background-color="#ffff00"/>
    </style:style>
    <style:style style:name="P14" style:family="paragraph" style:parent-style-name="Standard" style:list-style-name="L2">
      <style:text-properties officeooo:rsid="00166413" officeooo:paragraph-rsid="00181147" fo:background-color="#ffff00"/>
    </style:style>
    <style:style style:name="P15" style:family="paragraph" style:parent-style-name="Standard" style:list-style-name="L4">
      <style:text-properties officeooo:rsid="00088262" officeooo:paragraph-rsid="00088262"/>
    </style:style>
    <style:style style:name="P16" style:family="paragraph" style:parent-style-name="Standard" style:list-style-name="L5">
      <style:text-properties officeooo:rsid="00088262" officeooo:paragraph-rsid="00088262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</style:style>
    <style:style style:name="T1" style:family="text">
      <style:text-properties officeooo:rsid="0006484c"/>
    </style:style>
    <style:style style:name="T2" style:family="text">
      <style:text-properties officeooo:rsid="00088262"/>
    </style:style>
    <style:style style:name="T3" style:family="text">
      <style:text-properties officeooo:rsid="000a67a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a9a86" style:font-weight-asian="bold" style:font-weight-complex="bold"/>
    </style:style>
    <style:style style:name="T6" style:family="text">
      <style:text-properties fo:font-weight="bold" officeooo:rsid="00082489" style:font-weight-asian="bold" style:font-weight-complex="bold"/>
    </style:style>
    <style:style style:name="T7" style:family="text">
      <style:text-properties officeooo:rsid="000a9a86"/>
    </style:style>
    <style:style style:name="T8" style:family="text">
      <style:text-properties officeooo:rsid="0012e657"/>
    </style:style>
    <style:style style:name="T9" style:family="text">
      <style:text-properties officeooo:rsid="0014aaae"/>
    </style:style>
    <style:style style:name="T10" style:family="text">
      <style:text-properties officeooo:rsid="00181147"/>
    </style:style>
    <style:style style:name="T11" style:family="text">
      <style:text-properties officeooo:rsid="001c29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1.469cm" fo:min-width="3.8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3. Demonstrate routing with NAT and iptables.</text:p>
      <text:p text:style-name="P1"/>
      <text:p text:style-name="P1"/>
      <text:p text:style-name="P1"><draw:custom-shape text:anchor-type="paragraph" draw:z-index="0" draw:name="Shape1" draw:style-name="gr1" svg:width="3.837cm" svg:height="1.47cm" svg:x="6.507cm" svg:y="0.448cm"><text:p text:style-name="P17">VM2</text:p><draw:enhanced-geometry svg:viewBox="0 0 21600 21600" draw:type="rectangle" draw:enhanced-path="M 0 0 L 21600 0 21600 21600 0 21600 0 0 Z N"/></draw:custom-shape><draw:frame text:anchor-type="paragraph" draw:z-index="7" draw:name="Shape6" draw:style-name="gr4" draw:text-style-name="P18" svg:width="1.25cm" svg:height="0.604cm" svg:x="5.112cm" svg:y="0.33cm"><draw:text-box><text:p>ens3</text:p></draw:text-box></draw:frame><draw:frame text:anchor-type="paragraph" draw:z-index="8" draw:name="Shape6" draw:style-name="gr4" draw:text-style-name="P18" svg:width="1.25cm" svg:height="0.604cm" svg:x="10.525cm" svg:y="0.33cm"><draw:text-box><text:p>ens8</text:p></draw:text-box></draw:frame></text:p>
      <text:p text:style-name="P1"/>
      <text:p text:style-name="P1"><draw:line text:anchor-type="paragraph" draw:z-index="3" draw:name="Shape2" draw:style-name="gr2" draw:text-style-name="P17" svg:x1="2.847cm" svg:y1="1.576cm" svg:x2="2.833cm" svg:y2="0.078cm"><text:p/></draw:line><draw:line text:anchor-type="paragraph" draw:z-index="4" draw:name="Shape3" draw:style-name="gr3" draw:text-style-name="P17" svg:x1="2.833cm" svg:y1="0.078cm" svg:x2="6.507cm" svg:y2="0.106cm"><text:p/></draw:line><draw:line text:anchor-type="paragraph" draw:z-index="5" draw:name="Shape4" draw:style-name="gr3" draw:text-style-name="P17" svg:x1="10.343cm" svg:y1="0.106cm" svg:x2="14.312cm" svg:y2="0.092cm"><text:p/></draw:line><draw:line text:anchor-type="paragraph" draw:z-index="6" draw:name="Shape5" draw:style-name="gr3" draw:text-style-name="P17" svg:x1="14.312cm" svg:y1="0.092cm" svg:x2="14.356cm" svg:y2="1.646cm"><text:p/></draw:line></text:p>
      <text:p text:style-name="P1"><draw:frame text:anchor-type="paragraph" draw:z-index="9" draw:name="Shape6" draw:style-name="gr4" draw:text-style-name="P18" svg:width="1.25cm" svg:height="0.604cm" svg:x="14.49cm" svg:y="0.448cm"><draw:text-box><text:p>ens3</text:p></draw:text-box></draw:frame><draw:frame text:anchor-type="paragraph" draw:z-index="10" draw:name="Shape6" draw:style-name="gr4" draw:text-style-name="P18" svg:width="1.25cm" svg:height="0.604cm" svg:x="1.363cm" svg:y="0.33cm"><draw:text-box><text:p>ens3</text:p></draw:text-box></draw:frame></text:p>
      <text:p text:style-name="P1"/>
      <text:p text:style-name="P1"><draw:custom-shape text:anchor-type="paragraph" draw:z-index="1" draw:name="Shape1" draw:style-name="gr1" svg:width="3.837cm" svg:height="1.47cm" svg:x="0.877cm" svg:y="0.115cm"><text:p text:style-name="P17">VM1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" draw:name="Shape1" draw:style-name="gr1" svg:width="3.837cm" svg:height="1.47cm" svg:x="12.298cm" svg:y="0.185cm"><text:p text:style-name="P17">VM3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><text:span text:style-name="T4">Step 1: Create <text:s/></text:span><text:span text:style-name="T6">3 </text:span><text:span text:style-name="T4"><text:s/>V</text:span><text:span text:style-name="T6">irtual </text:span><text:span text:style-name="T4">M</text:span><text:span text:style-name="T6">achines</text:span><text:span text:style-name="T4"> </text:span></text:p>
      <text:list xml:id="list8349269287174021367" text:style-name="L1">
        <text:list-item>
          <text:p text:style-name="P8">Create VM1 with One Interface</text:p>
          <text:list>
            <text:list-item>
              <text:p text:style-name="P8">Check the ip using ifconfig</text:p>
            </text:list-item>
            <text:list-item>
              <text:p text:style-name="P8">ens3 <text:span text:style-name="T1">- <text:s text:c="2"/>192.168.122.131</text:span></text:p>
            </text:list-item>
          </text:list>
          <text:p text:style-name="P8"/>
        </text:list-item>
        <text:list-item>
          <text:p text:style-name="P8">Create VM2 with two Interface </text:p>
          <text:list>
            <text:list-item>
              <text:p text:style-name="P9">Check the ip using ifconfig</text:p>
            </text:list-item>
            <text:list-item>
              <text:p text:style-name="P10">ens3 – <text:span text:style-name="T8">192.168.122.172</text:span></text:p>
            </text:list-item>
            <text:list-item>
              <text:p text:style-name="P12">ens8 - <text:s/><text:span text:style-name="T8">172.16.34.38</text:span></text:p>
            </text:list-item>
          </text:list>
        </text:list-item>
      </text:list>
      <text:p text:style-name="P1"/>
      <text:list xml:id="list160361098916910" text:continue-numbering="true" text:style-name="L1">
        <text:list-item>
          <text:p text:style-name="P9">Create VM3 with isolated Network</text:p>
          <text:list>
            <text:list-item>
              <text:p text:style-name="P9">Check the ip using ifconfig</text:p>
            </text:list-item>
            <text:list-item>
              <text:p text:style-name="P12">ens3 – <text:span text:style-name="T9">172.16.34.39</text:span></text:p>
            </text:list-item>
          </text:list>
        </text:list-item>
      </text:list>
      <text:p text:style-name="P7">Now Check The Connectivity fro each VM</text:p>
      <text:list xml:id="list4806713839469145473" text:style-name="L2">
        <text:list-item>
          <text:p text:style-name="P13">ping VM3 to VM2 (second Interface) - Done</text:p>
        </text:list-item>
        <text:list-item>
          <text:p text:style-name="P13">ping VM3 to VM2 (First Interface) – Unsuccessful <text:s/>- <text:span text:style-name="T10">Successful</text:span></text:p>
        </text:list-item>
        <text:list-item>
          <text:p text:style-name="P14">ping VM3 to VM1 – Unsuccessful - <text:span text:style-name="T10">Successful</text:span></text:p>
        </text:list-item>
      </text:list>
      <text:p text:style-name="P5">Step 2: Go to VM2</text:p>
      <text:list xml:id="list4951213029651431361" text:style-name="L3">
        <text:list-item>
          <text:p text:style-name="P11">sudo -i</text:p>
        </text:list-item>
        <text:list-item>
          <text:p text:style-name="P11">type following command </text:p>
          <text:list>
            <text:list-item>
              <text:p text:style-name="P11">cat /proc/sys/net/ipv4/ip_forward</text:p>
              <text:list>
                <text:list-item>
                  <text:p text:style-name="P11">(you will get False [0], make it True [1])</text:p>
                </text:list-item>
              </text:list>
            </text:list-item>
            <text:list-item>
              <text:p text:style-name="P11"><text:span text:style-name="T3">echo</text:span> 1&gt; /proc/sys/net/ipv4/ip_forward</text:p>
              <text:list>
                <text:list-item>
                  <text:p text:style-name="P11">(you will get True [1])</text:p>
                </text:list-item>
              </text:list>
            </text:list-item>
          </text:list>
        </text:list-item>
      </text:list>
      <text:p text:style-name="P5">Step 3: Go <text:span text:style-name="T2">to VM3</text:span></text:p>
      <text:list xml:id="list4372126686468997985" text:style-name="L4">
        <text:list-item>
          <text:p text:style-name="P15">Add default gateway to second interface (ens8) by typing following command </text:p>
          <text:list>
            <text:list-item>
              <text:p text:style-name="P15">sudo route add default gw <text:s/><text:span text:style-name="T7">172.16.34.38 (</text:span><text:span text:style-name="T5">sencond interface of VM2</text:span><text:span text:style-name="T7">)</text:span></text:p>
            </text:list-item>
          </text:list>
        </text:list-item>
      </text:list>
      <text:p text:style-name="P4">Step 4: Go to VM2</text:p>
      <text:list xml:id="list4316907488102129260" text:style-name="L5">
        <text:list-item>
          <text:p text:style-name="P16">Add rules <text:span text:style-name="T11">in</text:span> iptables</text:p>
          <text:list>
            <text:list-item>
              <text:p text:style-name="P16">sudo iptables -P FORWARD ACCEPT</text:p>
            </text:list-item>
            <text:list-item>
              <text:p text:style-name="P16">sudo iptables -t nat -A POSTROUTING -o ens3 -j MASQUERADE</text:p>
            </text:list-item>
          </text:list>
        </text:list-item>
      </text:list>
      <text:p text:style-name="P2"/>
      <text:p text:style-name="P6">Step 5: Check The connectivity from VM1 to VM3</text:p>
      <text:p text:style-name="P6">Step 6: Repeat Step 1 to Step 4 for VM1 to VM3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2:48:20.721255342</meta:creation-date>
    <dc:date>2018-10-03T16:03:59.001075380</dc:date>
    <meta:editing-duration>PT1H40M17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1" meta:paragraph-count="33" meta:word-count="209" meta:character-count="1105" meta:non-whitespace-character-count="938"/>
  </office:meta>
</office:document-meta>
</file>